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2]-[.F12]" office:value-type="float" office:value="600" calcext:value-type="float">
            <text:p>60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2])" office:value-type="float" office:value="600" calcext:value-type="float">
            <text:p>60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6.053723961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6.0559379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0:46.355386504</dc:date>
    <dc:language>pt-PT</dc:language>
    <meta:editing-cycles>669</meta:editing-cycles>
    <meta:editing-duration>P4DT6H44M20S</meta:editing-duration>
    <meta:print-date>2023-12-29T11:28:27.023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